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dobe Caslon Pro" svg:font-family="'Adobe Caslon Pro'" style:font-family-generic="roman" style:font-pitch="variable"/>
    <style:font-face style:name="Arial" svg:font-family="Arial" style:font-family-generic="roman" style:font-pitch="variable"/>
    <style:font-face style:name="Bradley Hand" svg:font-family="'Bradley Han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atura MT Script Capitals" svg:font-family="'Matura MT Script Capitals'" style:font-family-generic="roman" style:font-pitch="variable"/>
    <style:font-face style:name="Times New Roman" svg:font-family="'Times New Roman'" style:font-family-generic="roman" style:font-pitch="variable"/>
    <style:font-face style:name="Zapfino" svg:font-family="Zapfi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
      <style:paragraph-properties fo:margin-top="0cm" fo:margin-bottom="0.212cm" loext:contextual-spacing="true" fo:line-height="115%" fo:text-align="justify" style:justify-single-word="false"/>
    </style:style>
    <style:style style:name="P2" style:family="paragraph" style:parent-style-name="No_20_Spacing">
      <style:paragraph-properties fo:text-align="center" style:justify-single-word="false"/>
      <style:text-properties fo:color="#ffffff"/>
    </style:style>
    <style:style style:name="P3" style:family="paragraph" style:parent-style-name="Normal_20__28_Web_29_" style:master-page-name="Standard">
      <style:paragraph-properties fo:margin-top="0cm" fo:margin-bottom="0.494cm" loext:contextual-spacing="false" style:page-number="auto"/>
    </style:style>
    <style:style style:name="P4" style:family="paragraph" style:parent-style-name="Standard">
      <style:paragraph-properties fo:text-align="justify" style:justify-single-word="false"/>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paragraph-properties fo:margin-top="0cm" fo:margin-bottom="0.212cm" loext:contextual-spacing="false"/>
    </style:style>
    <style:style style:name="P7" style:family="paragraph" style:parent-style-name="Standard">
      <style:paragraph-properties fo:margin-top="0cm" fo:margin-bottom="0.212cm" loext:contextual-spacing="false" fo:text-align="justify" style:justify-single-word="false"/>
    </style:style>
    <style:style style:name="P8" style:family="paragraph" style:parent-style-name="Standard">
      <style:paragraph-properties fo:margin-top="0cm" fo:margin-bottom="0.212cm" loext:contextual-spacing="false"/>
      <style:text-properties fo:color="#000000" style:font-name="Arial" fo:font-size="11.5pt" style:font-name-asian="Times New Roman1" style:font-size-asian="11.5pt" style:language-asian="de" style:country-asian="DE" style:font-name-complex="Arial1" style:font-size-complex="11.5pt"/>
    </style:style>
    <style:style style:name="P9" style:family="paragraph" style:parent-style-name="Standard">
      <style:paragraph-properties fo:margin-top="0cm" fo:margin-bottom="0.212cm" loext:contextual-spacing="false" fo:line-height="115%" fo:text-align="justify" style:justify-single-word="false"/>
    </style:style>
    <style:style style:name="P10" style:family="paragraph" style:parent-style-name="Standard">
      <style:paragraph-properties fo:margin-top="0cm" fo:margin-bottom="0.212cm" loext:contextual-spacing="false" fo:text-align="justify" style:justify-single-word="false" fo:break-before="page"/>
    </style:style>
    <style:style style:name="P11" style:family="paragraph" style:parent-style-name="Standard">
      <style:paragraph-properties fo:break-before="page"/>
    </style:style>
    <style:style style:name="P12" style:family="paragraph">
      <loext:graphic-properties draw:fill="solid" draw:fill-color="#ed7d31"/>
      <style:paragraph-properties fo:text-align="center"/>
      <style:text-properties fo:color="#ffffff" fo:font-size="18pt"/>
    </style:style>
    <style:style style:name="T1" style:family="text">
      <style:text-properties style:font-name="Calibri" style:font-name-complex="Calibri1"/>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color="#ff0000"/>
    </style:style>
    <style:style style:name="T7" style:family="text">
      <style:text-properties fo:font-size="8pt" style:font-size-asian="8pt" style:font-size-complex="8pt"/>
    </style:style>
    <style:style style:name="T8" style:family="text">
      <style:text-properties style:text-underline-style="solid" style:text-underline-width="auto" style:text-underline-color="font-color"/>
    </style:style>
    <style:style style:name="T9" style:family="text">
      <style:text-properties fo:font-size="18pt" style:font-size-asian="18pt" style:font-size-complex="18pt"/>
    </style:style>
    <style:style style:name="T10" style:family="text">
      <style:text-properties style:font-name="Zapfino"/>
    </style:style>
    <style:style style:name="T11" style:family="text">
      <style:text-properties fo:color="#7030a0"/>
    </style:style>
    <style:style style:name="T12" style:family="text">
      <style:text-properties fo:font-style="italic" style:font-style-asian="italic" style:font-style-complex="italic"/>
    </style:style>
    <style:style style:name="T13" style:family="text">
      <style:text-properties style:font-name="Adobe Caslon Pro"/>
    </style:style>
    <style:style style:name="T14" style:family="text">
      <style:text-properties fo:color="#00b050"/>
    </style:style>
    <style:style style:name="T15" style:family="text">
      <style:text-properties style:font-name="Bradley Hand"/>
    </style:style>
    <style:style style:name="T16" style:family="text">
      <style:text-properties fo:color="#0070c0"/>
    </style:style>
    <style:style style:name="T17" style:family="text">
      <style:text-properties fo:font-size="6.5pt" style:font-size-asian="6.5pt" style:font-size-complex="6.5pt"/>
    </style:style>
    <style:style style:name="T18" style:family="text">
      <style:text-properties fo:color="#ffffff"/>
    </style:style>
    <style:style style:name="T19" style:family="text">
      <style:text-properties fo:color="#ffffff" style:font-name="Matura MT Script Capitals"/>
    </style:style>
    <style:style style:name="T20" style:family="text">
      <style:text-properties fo:color="#ffffff" style:text-underline-style="solid" style:text-underline-width="auto" style:text-underline-color="font-color"/>
    </style:style>
    <style:style style:name="T21" style:family="text">
      <style:text-properties fo:color="#ffffff" style:font-name="Times New Roman" style:font-name-complex="Times New Roman1"/>
    </style:style>
    <style:style style:name="T22" style:family="text">
      <style:text-properties fo:color="#ffffff" fo:font-weight="bold" style:font-weight-asian="bold" style:font-weight-complex="bold"/>
    </style:style>
    <style:style style:name="T23" style:family="text">
      <style:text-properties fo:text-transform="uppercase" fo:font-size="14pt" fo:letter-spacing="0.035cm" fo:font-weight="bold" style:font-size-asian="14pt" style:font-weight-asian="bold" style:font-size-complex="14pt"/>
    </style:style>
    <style:style style:name="T24" style:family="text">
      <style:text-properties fo:text-transform="uppercase" fo:font-size="14pt" fo:letter-spacing="0.035cm" fo:font-weight="bold" style:font-size-asian="14pt" style:font-weight-asian="bold" style:font-size-complex="14pt"/>
    </style:style>
    <style:style style:name="gr1" style:family="graphic" style:parent-style-name="Frame">
      <style:graphic-properties draw:stroke="none" svg:stroke-width="0cm" draw:fill="solid" draw:fill-color="#ed7d31" draw:textarea-vertical-align="middle" draw:auto-grow-height="false" fo:min-height="0.788cm" fo:min-width="19.51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style>
    <style:style style:name="gr2" style:family="graphic" style:parent-style-name="Frame">
      <style:graphic-properties draw:stroke="none" svg:stroke-width="0cm" draw:fill="solid" draw:fill-color="#ed7d31" draw:textarea-vertical-align="middle" draw:auto-grow-height="false" fo:min-height="0.788cm" fo:min-width="19.51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 diesem Dokument werden Übungsaufgaben zur Verfügung gestellt, welche die vorgestellten Inhalte der Internetseite vertiefen solle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ie Korrektheit aller Aussagen und Verlinkungen kann nicht garantiert werden, eine kontinuierliche Pflege der Seite bzw. des Dokuments ist nicht geplant. Für die zur Verfügung gestellten Inhalte gibt es keine Gewähr.</text:p>
      <text:h text:style-name="Heading_20_1" text:outline-level="1"><text:bookmark text:name="_Computer-Tastaturen"/><text:soft-page-break/><text:span text:style-name="T2">Computer-Tastaturen</text:span></text:h>
      <text:p text:style-name="Standard"/>
      <text:p text:style-name="P7">Im ersten Kapitel habt ihr gelernt, wie man mit der Tastatur Groß- und Kleinbuchstaben sowie Zahlen und Sonderzeichen auf einer Tastatur eingeben kann. Dies wollten wir mit der ersten Aufgabe ein wenig üben.</text:p>
      <text:p text:style-name="P7">Im folgenden Text haben sich Fehler eingeschlichen: er ist nur mit Kleinbuchstaben geschrieben worden, außerdem sind sowohl die Satzzeichen (Punkt, Komma, …) als auch die Zahlen (eins, zwei, …) als Wörter ausgeschrieben. Deine Aufgabe ist es nun die falschen Kleinbuchstaben und Wörter zu löschen und sie durch die entsprechenden Großbuchstaben bzw. Sonderzeichen und Zahlen zu ersetzten.</text:p>
      <text:p text:style-name="P7"/>
      <text:p text:style-name="P7"><text:span text:style-name="T4">Tipp</text:span>: Für die Eingabe von Sonderzeichen und das Löschen von Eingaben solltest du das Video „Texte am PC schreiben – Teil 1“ bereits geschaut haben oder deine Lehrkraft fragen.</text:p>
      <text:p text:style-name="P7"/>
      <text:p text:style-name="P7">eins punkt datenschutz ist wichtig ausrufezeichen</text:p>
      <text:p text:style-name="P7">die überschrift klingt ziemlich trocken punkt datenschutz kann dir aber ärger ersparen und hilft dir KOMMA dich im internet frei zu bewegen punkt nicht alle informationen über dich und dein Leben gehen jeden etwas an komma oder fragezeichen</text:p>
      <text:p text:style-name="P7">alle daten komma die etwas mit dir zu tun haben komma wie zum beispiel dein alter und deine adresse gehören zu den personenbezogenen daten punkt sie verraten viel über dich und können von anderen missbraucht werden punkt schützt du deine daten komma bedeutet das für dich privatsphäre und gleichzeitig mehr sicherheit ausrufezeichen</text:p>
      <text:p text:style-name="P6"/>
      <text:p text:style-name="Standard"><text:span text:style-name="T3">Für die Lehrkräfte</text:span></text:p>
      <text:p text:style-name="P6"/>
      <text:p text:style-name="P7">Die Schüler/innen können den bereits korrigierten Text als Vorlage erhalten, um den Fokus auf den Umgang mit der Tastatur und nicht auf die Rechtschreibfähigkeiten zu legen.</text:p>
      <text:p text:style-name="P7"/>
      <text:p text:style-name="P7">1. Datenschutz ist wichtig!</text:p>
      <text:p text:style-name="P7">Die Überschrift klingt ziemlich trocken. Datenschutz kann dir aber Ärger ersparen und hilft dir, dich im Internet frei zu bewegen. Nicht alle Informationen über dich und dein Leben gehen jeden etwas an, oder?</text:p>
      <text:p text:style-name="P7">Alle Daten, die etwas mit dir zu tun haben, wie zum Beispiel dein Alter und deine Adresse gehören zu den personenbezogenen Daten. Sie verraten viel über dich und können von anderen missbraucht werden. Schützt du deine Daten, bedeutet das für dich Privatsphäre und gleichzeitig mehr Sicherheit!</text:p>
      <text:p text:style-name="Standard"/>
      <text:p text:style-name="P11"><text:span text:style-name="T3">Texte schreiben mit LibreOffice – Teil 1</text:span></text:p>
      <text:p text:style-name="P8"/>
      <text:p text:style-name="P7">Im zweiten Teil der Videoreihe habt ihr gelernt, wie man den Mauscursor in einem Textbearbeitungs-Fenster bewegen und Text markieren kann, um seine Formatierung zu bearbeiten. Dies wollten wir mit der nächsten Aufgabe üben.</text:p>
      <text:p text:style-name="P7">Im folgenden Text haben sich Fehler in der Formatierung eingeschlichen: die Wörter sind in verschiedenen Schriftarten, Schriftgrößen und Schriftfarben geschrieben. Deine Aufgabe ist es nun die Formatierung den Textes anzupassen: markiere die falsch formatierten Wörter und ändere die Schriftart auf „Calibri“, die Schriftgröße auf „12“ und die Schriftfarbe auf „schwarz“ (sollte die Schriftart „Calibri“ bei deinem Programm nicht zur Verfügung stehen kannst du natürlich auch eine andere nutzen).</text:p>
      <text:p text:style-name="P7">Versuche im ersten Absatz die Wörter einzeln zu markieren und richtig zu formatieren. Danach kannst du versuchen den zweiten Absatz komplett zu markieren und zu ändern. Gibt es noch einen dritten Absatz, der formatiert werden muss?</text:p>
      <text:p text:style-name="P7"/>
      <text:p text:style-name="P7"><text:span text:style-name="T4">Tipp</text:span>: Wenn du dir nicht sicher bist, ob ein Wort die falsche Schriftart, Schriftgröße oder Schriftfarbe hat kannst du den Curser in das Wort bewegen und bekommst oben in der Leiste die genutzten Eigenschaften angezeigt.</text:p>
      <text:p text:style-name="P7"/>
      <text:p text:style-name="P7">Durch das „<text:span text:style-name="T5">Recht</text:span> auf informationelle <text:span text:style-name="T6">Selbstbestimmung</text:span>“ sind deine persönlichen Daten (wie Name, Adresse, Telefonnummer) sogar per <text:span text:style-name="T7">Gesetz</text:span> vor unerlaubter Verwendung geschützt. Das bedeutet: <text:span text:style-name="T4">Niemand</text:span> darf deine Daten ohne deine <text:span text:style-name="T8">Einwilligung</text:span> speichern, veröffentlichen oder weitergeben. <text:span text:style-name="T9">Ausnahmen</text:span> gibt es für einige staatliche <text:span text:style-name="T10">Einrichtungen</text:span>, wie zum Beispiel Meldeämter oder die Polizei. </text:p>
      <text:p text:style-name="P7">Was aber gilt für <text:span text:style-name="T11">Fotos </text:span>und <text:span text:style-name="T12">Filme</text:span>? Hier gibt es das „<text:span text:style-name="T13">Recht</text:span> am eigenen Bild“: Du entscheidest, welche Bilder von dir <text:span text:style-name="T7">veröffentlicht</text:span> werden dürfen. Das gilt sogar für Fotos, auf denen dein Gesicht <text:span text:style-name="T4">verfremdet</text:span> wurde, du aber durch andere <text:span text:style-name="T14">Merkmale </text:span>(wie die Körperhaltung oder eine Tätowierung) eindeutig zu <text:span text:style-name="T15">erkennen</text:span> bist. Ausnahmen gelten für Bilder, auf denen du Teil einer <text:span text:style-name="T16">Menschenmenge </text:span>oder nur „Beiwerk“ bist (Beispiel: Jemand macht ein <text:span text:style-name="T17">Foto</text:span> vom <text:span text:style-name="T12">Reichstag</text:span> und du stehst zufällig daneben). </text:p>
      <text:p text:style-name="P7"><text:span text:style-name="T18">Im </text:span><text:span text:style-name="T19">Internet</text:span><text:span text:style-name="T18"> kannst du von den </text:span><text:span text:style-name="T20">Betreibern</text:span><text:span text:style-name="T18"> eines </text:span><text:span text:style-name="T21">Webangebotes</text:span><text:span text:style-name="T18"> schriftlich die Löschung deiner persönlichen </text:span><text:span text:style-name="T22">Daten</text:span><text:span text:style-name="T18"> verlangen, zum Beispiel deines Profils mit sämtlichen Bildern und Texten.</text:span></text:p>
      <text:p text:style-name="P6"/>
      <text:p text:style-name="Standard"/>
      <text:p text:style-name="P11"><text:span text:style-name="T3">Für die Lehrkräfte</text:span></text:p>
      <text:p text:style-name="P6"/>
      <text:p text:style-name="P7">Durch das „Recht auf informationelle Selbstbestimmung“ sind deine persönlichen Daten (wie Name, Adresse, Telefonnummer) sogar per Gesetz vor unerlaubter Verwendung geschützt. Das bedeutet: Niemand darf deine Daten ohne deine Einwilligung speichern, veröffentlichen oder weitergeben. Ausnahmen gibt es für einige staatliche Einrichtungen, wie zum Beispiel Meldeämter oder die Polizei. </text:p>
      <text:p text:style-name="P7">Was aber gilt für Fotos und Filme? Hier gibt es das „Recht am eigenen Bild“: Du entscheidest, welche Bilder von dir veröffentlicht werden dürfen. Das gilt sogar für Fotos, auf denen dein Gesicht verfremdet wurde, du aber durch andere Merkmale (wie die Körperhaltung oder eine Tätowierung) eindeutig zu erkennen bist. Ausnahmen gelten für Bilder, auf denen du Teil einer Menschenmenge oder nur „Beiwerk“ bist (Beispiel: Jemand macht ein Foto vom Reichstag und du stehst zufällig daneben). </text:p>
      <text:p text:style-name="P7">Im Internet kannst du von den Betreibern eines Webangebotes schriftlich die Löschung deiner persönlichen Daten verlangen, zum Beispiel deines Profils mit sämtlichen Bildern und Texten.</text:p>
      <text:p text:style-name="P7"/>
      <text:p text:style-name="Standard"/>
      <text:p text:style-name="P11"><text:span text:style-name="T3">Texte schreiben mit LibreOffice – Teil 2</text:span></text:p>
      <text:p text:style-name="P8"/>
      <text:p text:style-name="P7">Im letzten Teil der Videoreihe habt ihr die automatische Rechtschreibprüfung, das Abspeichern von Dateien als ODT-Datei und den Export von Dateien als PDF-Datei kennengelernt. Dies und die vorherigen Themen wollten wir mit der letzten Aufgabe üben.</text:p>
      <text:p text:style-name="P7">Der folgende Text enthält wieder Fehler, die ihr nun mit der automatischen Rechtschreibprüfung verbessern sollt. Außerdem sollen die wichtigsten Informationen zum Thema Datenschutz markiert werden. Hierzu sollt ihr die folgenden Fragen beantworten.</text:p>
      <text:p text:style-name="P7"/>
      <text:list xml:id="list622552959" text:style-name="WWNum3">
        <text:list-item>
          <text:p text:style-name="P1">Darf man Bilder, Filme oder Informationen von anderen ins Netz stellen? Falls nein: wieso? Falls ja: was ist zu beachten? (Markiere die passenden Textstellen, indem du sie <text:span text:style-name="T8">unterstreichst</text:span>) </text:p>
        </text:list-item>
        <text:list-item>
          <text:p text:style-name="P1">Welche Daten sollte man nicht in sozialen Netzwerken posten? (Markiere die passenden Textstellen, indem du sie <text:span text:style-name="T4">fett</text:span> markierst)</text:p>
        </text:list-item>
        <text:list-item>
          <text:p text:style-name="P1">Wie sollten Passwörter aufgebaut sein? (Markiere die passenden Textstellen, indem du sie <text:span text:style-name="T12">kursiv</text:span> markierst)</text:p>
        </text:list-item>
        <text:list-item>
          <text:p text:style-name="P1">Was sollte man bei der Wahl eines Passwortes vermeiden? (Markiere die passenden Textstellen, indem du sie <text:span text:style-name="T6">rot </text:span>markierst)</text:p>
        </text:list-item>
        <text:list-item>
          <text:p text:style-name="P1">Wie kann man seinen Computer schützen? (Markiere die passenden Textstellen, indem du sie <text:span text:style-name="T14">grün </text:span>markierst)</text:p>
        </text:list-item>
        <text:list-item>
          <text:p text:style-name="P1">Was ist beim Umgang mit E-Mails zu beachten? (Markiere die passenden Textstellen, indem du sie <text:span text:style-name="T16">blau </text:span>markierst)</text:p>
        </text:list-item>
      </text:list>
      <text:p text:style-name="P7"/>
      <text:p text:style-name="P7">Markiert die passenden Textstellen wie angegeben und verfasst am Ende selbst eine kurze Antwort.</text:p>
      <text:p text:style-name="P7"/>
      <text:p text:style-name="P7">Als letztes sollt ihr eure fertige Datei speichern. Überlegt euch hierfür einen sinnvollen Speicherort und einen sinnvollen Namen, mit dem ihr eure Arbeit später wiederfindet. Exportiert nun die Datei noch als PDF-Datei – natürlich wieder mit sinnvollem Speicherort und sinnvollem Namen. Fertig!</text:p>
      <text:p text:style-name="P7"/>
      <text:p text:style-name="Standard"/>
      <text:p text:style-name="P10">Sei fair mit den Daten anderer</text:p>
      <text:p text:style-name="P7">Achte nicht nur auf dich, sondern wahre auch die Persönlichkeitsrechte anderer. Jeder hat ein Recht am eigenen Wort und am eigenen Bild. Also, keine Bilder, Filme und Infos von anderen ins Netz stellen, es sei denn, du hast ihre Erlaubnis. Es ist verboten, falsche Daten über jemanden zu veröffentlichen. Das wäre Rufschädigung und kann sogar bestraft werden. Überlege dir auch immer, ob du selbst mit der Veröffentlichung entsprechender Fotos, Filme oder Infos einverstanden wärst. Wenn das nicht der Fall ist, dann lass es! Das ist ein Zeichen von Respekt. Verletze nicht die Rechte anderer – egal ob im Internet oder in der wirklichen Welt.</text:p>
      <text:p text:style-name="P7"/>
      <text:p text:style-name="P7">Folgende Sicherheitstipps helfen deine Daten zu schützen.</text:p>
      <text:p text:style-name="P7">Logisch, dass peinliche Fotos, Filme und persönliche Infos nichts im Netz zu suchen haben. Sie verraten viel über dich, können dich den Ausbildungsplatz kosten oder mächtig Ärger bringen.</text:p>
      <text:p text:style-name="P7">Sei sorgsam mit deinen Profil-Daten in sozialen Netzwerken: Lass Anschrift, Telefonnummern weg. Sie sind nicht nötig, wenn du dich innerhalb der Community austauschst. Auch deine private E-Mail-Adresse solltest du nicht jedem geben. Setz deine Profileinstellungen auf privat. Nur Freunde sollten die Angaben sehen. </text:p>
      <text:p text:style-name="P7">Prüfe auch, ob du all deine „Online-Freunde“ wirklich gut genug kennst, um ihnen freien Zugang zu deinen privaten Fotos und Daten zu geben. Du weißt nie, was sie mit den Informationen machen!</text:p>
      <text:p text:style-name="P7">Benutze sichere Passwörter (mindestens 8-stellig, Mischung aus Groß- und Kleinschreibung, Ziffern und Sonderzeichen wie „+-$§%&amp;“) und nicht immer das gleiche. Es sollten nicht der Name deines Haustieres, dein Spitzname oder ähnliche leicht zu erratende Wörter sein. Merksätze können dir dabei helfen, die Passwörter nicht zu vergessen. Gib deine Passwörter nicht weiter. So verhinderst du, dass Fremde auf wichtige Daten von dir zugreifen können.</text:p>
      <text:p text:style-name="P7">Installiere ein Anti-Virenprogramm und aktualisiere es regelmäßig. </text:p>
      <text:p text:style-name="P7">Schütze deinen Computer mit einer Firewall („Brandwand“). Eine Firewall schützt vor Angriffen und unberechtigten Zugriffen aus dem Internet und sollte nie ausgeschaltet werden. </text:p>
      <text:p text:style-name="P7">Führe regelmäßig Sicherheitsupdates deines Betriebssystems durch. Am besten stellst du es so ein, dass du wichtige Updates automatisch erhältst. So werden Sicherheitslücken geschlossen.</text:p>
      <text:p text:style-name="P7">Öffne keine E-Mails mit unbekanntem Absender, vor allem keine Datei-Anhänge. Antworte nicht auf unerwünschte E-Mails. Weitere nervige Mails wären die Folge! Am besten legst du dir zwei verschiedene E-Mail-Adressen zu. Eine gibst du nur an gute Freunde und Bekannte weiter.</text:p>
      <text:p text:style-name="Standard"/>
      <text:p text:style-name="P10">Hier ist Platz für deine Antworten:</text:p>
      <text:p text:style-name="P7">Darf man Bilder, Filme oder Informationen von anderen ins Netz stellen? Falls nein: wieso? Falls ja: was ist zu beachten?</text:p>
      <text:p text:style-name="P7"/>
      <text:p text:style-name="P7"/>
      <text:p text:style-name="P9">Welche Daten sollte man nicht in sozialen Netzwerken posten?</text:p>
      <text:p text:style-name="P9"/>
      <text:p text:style-name="P9"/>
      <text:p text:style-name="P9">Wie sollten Passwörter aufgebaut sein?</text:p>
      <text:p text:style-name="P9"/>
      <text:p text:style-name="P9"/>
      <text:p text:style-name="P9">Was sollte man bei der Wahl eines Passwortes vermeiden?</text:p>
      <text:p text:style-name="P9"/>
      <text:p text:style-name="P9"/>
      <text:p text:style-name="P9">Wie kann man seinen Computer schützen?</text:p>
      <text:p text:style-name="P9"/>
      <text:p text:style-name="P9"/>
      <text:p text:style-name="P9">Was ist beim Umgang mit E-Mails zu beachten?</text:p>
      <text:p text:style-name="P9"/>
      <text:p text:style-name="P7"/>
      <text:p text:style-name="P4"/>
      <text:p text:style-name="P4">Die oben genutzten Texte sind der Internetseite klicksafe.de entnommen. Wenn ihr auf den folgenden Link klickt könnt ihr auf dieser Seite auch weitere Informationen zum Thema Datenschutz finden: <text:a xlink:type="simple" xlink:href="https://www.klicksafe.de/themen/datenschutz/privatsphaere/tipps-fuer-eltern-jugendliche-und-paedagogen/" text:style-name="Internet_20_link" text:visited-style-name="Visited_20_Internet_20_Link"><text:span text:style-name="Internet_20_link">https://www.klicksafe.de/themen/datenschutz/privatsphaere/tipps-fuer-eltern-jugendliche-und-paedagogen/</text:span></text:a></text:p>
      <text:p text:style-name="P4"/>
      <text:p text:style-name="P5"/>
      <text:p text:style-name="P11"><text:span text:style-name="T3">Für die Lehrkräfte</text:span></text:p>
      <text:p text:style-name="P8"/>
      <text:p text:style-name="Standard">Sei fair mit den Daten anderer</text:p>
      <text:p text:style-name="P7">Achte nicht nur auf dich, sondern wahre auch die Persönlichkeitsrechte anderer. Jeder hat ein Recht am eigenen Wort und am eigenen Bild. Also, <text:span text:style-name="T8">keine Bilder, Filme und Infos von anderen</text:span> ins Netz stellen, es sei denn, du hast ihre <text:span text:style-name="T8">Erlaubnis</text:span>. Es ist <text:span text:style-name="T8">verboten, falsche Daten über jemanden</text:span> zu veröffentlichen. Das wäre Rufschädigung und kann sogar bestraft werden. Überlege dir auch immer, ob du selbst mit der Veröffentlichung entsprechender Fotos, Filme oder Infos einverstanden wärst. Wenn das nicht der Fall ist, dann lass es! Das ist ein Zeichen von Respekt. Verletze nicht die Rechte anderer – egal ob im Internet oder in der wirklichen Welt.</text:p>
      <text:p text:style-name="P7"/>
      <text:p text:style-name="P7">Folgende Sicherheitstipps helfen deine Daten zu schützen.</text:p>
      <text:p text:style-name="P7">Logisch, dass peinliche Fotos, Filme und persönliche Infos nichts im Netz zu suchen haben. Sie verraten viel über dich, können dich den Ausbildungsplatz kosten oder mächtig Ärger bringen.</text:p>
      <text:p text:style-name="P7">Sei <text:span text:style-name="T4">sorgsam</text:span> mit deinen Profil-Daten in sozialen Netzwerken: Lass <text:span text:style-name="T4">Anschrift, Telefonnummern weg</text:span>. Sie sind nicht nötig, wenn du dich innerhalb der Community austauschst. Auch deine <text:span text:style-name="T4">private E-Mail-Adresse solltest du nicht</text:span> jedem geben. Setz deine Profileinstellungen auf privat. Nur Freunde sollten die Angaben sehen. </text:p>
      <text:p text:style-name="P7">Prüfe auch, ob du all deine „Online-Freunde“ wirklich gut genug kennst, um ihnen freien Zugang zu deinen privaten Fotos und Daten zu geben. Du weißt nie, was sie mit den Informationen machen!</text:p>
      <text:p text:style-name="P7">Benutze <text:span text:style-name="T12">sichere Passwörter (mindestens 8-stellig, Mischung aus Groß- und Kleinschreibung, Ziffern und Sonderzeichen wie „+-$§%&amp;“)</text:span> und <text:span text:style-name="T6">nicht immer das gleiche</text:span>. Es sollten <text:span text:style-name="T6">nicht der Name deines Haustieres, dein Spitzname oder ähnliche leicht zu erratende Wörter </text:span>sein. Merksätze können dir dabei helfen, die Passwörter nicht zu vergessen. <text:span text:style-name="T6">Gib deine Passwörter nicht weiter</text:span>. So verhinderst du, dass Fremde auf wichtige Daten von dir zugreifen können.</text:p>
      <text:p text:style-name="P7">Installiere ein <text:span text:style-name="T14">Anti-Virenprogramm </text:span>und aktualisiere es regelmäßig. </text:p>
      <text:p text:style-name="P7">Schütze deinen Computer mit einer <text:span text:style-name="T14">Firewall </text:span>(„Brandwand“). Eine Firewall schützt vor Angriffen und unberechtigten Zugriffen aus dem Internet und sollte nie ausgeschaltet werden. </text:p>
      <text:p text:style-name="P7">Führe regelmäßig <text:span text:style-name="T14">Sicherheitsupdates deines Betriebssystems </text:span>durch. Am besten stellst du es so ein, dass du wichtige Updates automatisch erhältst. So werden Sicherheitslücken geschlossen.</text:p>
      <text:p text:style-name="P7">Öffne keine E-Mails mit <text:span text:style-name="T16">unbekanntem Absender</text:span>, vor allem <text:span text:style-name="T16">keine Datei-Anhänge</text:span>. <text:span text:style-name="T16">Antworte nicht </text:span>auf unerwünschte E-Mails. Weitere nervige Mails wären die Folge! Am besten legst du dir <text:span text:style-name="T16">zwei verschiedene E-Mail-Adressen </text:span>zu. Eine gibst du nur an gute Freunde und Bekannte weiter.</text:p>
      <text:p text:style-name="Standard"/>
      <text:p text:style-name="P10">Die oben genutzten Texte sind der Internetseite klicksafe.de entnommen. Wenn ihr auf den folgenden Link klickt könnt ihr auf dieser Seite auch weitere Informationen zum Thema Datenschutz finden: <text:a xlink:type="simple" xlink:href="https://www.klicksafe.de/themen/datenschutz/privatsphaere/tipps-fuer-eltern-jugendliche-und-paedagogen/" text:style-name="Internet_20_link" text:visited-style-name="Visited_20_Internet_20_Link"><text:span text:style-name="Internet_20_link">https://www.klicksafe.de/themen/datenschutz/privatsphaere/tipps-fuer-eltern-jugendliche-und-paedagogen/</text:span></text:a></text:p>
      <text:p text:style-name="P4"/>
      <text:p text:style-name="P4"><text:span text:style-name="T3">Für die Lehrkräfte</text:span></text:p>
      <text:p text:style-name="P7"/>
      <text:p text:style-name="P7">Die oben genutzten Texte sind der Internetseite klicksafe.de entnommen. Mit dem folgenden Link können die Schüler/innen ihr Wissen zum Thema Datenschutz weiter vertiefen: <text:a xlink:type="simple" xlink:href="https://www.klicksafe.de/themen/datenschutz/privatsphaere/tipps-fuer-eltern-jugendliche-und-paedagogen/" text:style-name="Internet_20_link" text:visited-style-name="Visited_20_Internet_20_Link"><text:span text:style-name="Internet_20_link">https://www.klicksafe.de/themen/datenschutz/privatsphaere/tipps-fuer-eltern-jugendliche-und-paedagogen/</text:span></text:a>. Hier sind auch zu jedem Abschnitt weiterführende Links angegebe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dobe Caslon Pro" svg:font-family="'Adobe Caslon Pro'" style:font-family-generic="roman" style:font-pitch="variable"/>
    <style:font-face style:name="Arial" svg:font-family="Arial" style:font-family-generic="roman" style:font-pitch="variable"/>
    <style:font-face style:name="Bradley Hand" svg:font-family="'Bradley Han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atura MT Script Capitals" svg:font-family="'Matura MT Script Capitals'" style:font-family-generic="roman" style:font-pitch="variable"/>
    <style:font-face style:name="Times New Roman" svg:font-family="'Times New Roman'" style:font-family-generic="roman" style:font-pitch="variable"/>
    <style:font-face style:name="Zapfino" svg:font-family="Zapfi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3pt" fo:font-weight="bold" style:font-name-asian="F" style:font-family-generic-asian="system" style:font-pitch-asian="variable" style:font-size-asian="13pt" style:font-weight-asian="bold" style:font-name-complex="F"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F" style:font-family-generic-asian="system" style:font-pitch-asian="variable" style:font-size-asian="11pt" style:language-asian="zh" style:country-asian="CN" style:font-size-complex="11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000000" fo:font-size="13pt" fo:font-weight="bold" style:font-name-asian="F" style:font-family-generic-asian="system" style:font-pitch-asian="variable" style:font-size-asian="13pt" style:font-weight-asian="bold" style:font-name-complex="F" style:font-family-generic-complex="system" style:font-pitch-complex="variable" style:font-size-complex="16pt"/>
    </style:style>
    <style:style style:name="Sprechblasentext_20_Zchn" style:display-name="Sprechblasentext Zch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Kein_20_Leerraum_20_Zchn" style:display-name="Kein Leerraum Zchn" style:family="text" style:parent-style-name="Default_20_Paragraph_20_Font">
      <style:text-properties fo:font-size="11pt" fo:language="en" fo:country="US" style:font-name-asian="F" style:font-family-generic-asian="system" style:font-pitch-asian="variable" style:font-size-asian="11pt" style:language-asian="zh" style:country-asian="CN"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text-properties fo:color="#ffffff"/>
    </style:style>
    <style:style style:name="MP2" style:family="paragraph">
      <loext:graphic-properties draw:fill="solid" draw:fill-color="#ed7d31"/>
      <style:paragraph-properties fo:text-align="center"/>
      <style:text-properties fo:color="#ffffff" fo:font-size="18pt"/>
    </style:style>
    <style:style style:name="MT1" style:family="text">
      <style:text-properties fo:text-transform="uppercase" fo:font-size="14pt" fo:letter-spacing="0.035cm" fo:font-weight="bold" style:font-size-asian="14pt" style:font-weight-asian="bold" style:font-size-complex="14pt"/>
    </style:style>
    <style:style style:name="Mgr1" style:family="graphic" style:parent-style-name="Frame">
      <style:graphic-properties draw:stroke="none" svg:stroke-width="0cm" draw:fill="solid" draw:fill-color="#ed7d31" draw:textarea-vertical-align="middle" draw:auto-grow-height="false" fo:min-height="0.788cm" fo:min-width="19.51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custom-shape text:anchor-type="paragraph" style:rel-width="94%" draw:z-index="8" draw:name="Rechteck 17" draw:style-name="Mgr1" draw:text-style-name="MP2" svg:width="20.017cm" svg:height="0.787cm" svg:x="0.492cm" svg:y="0.891cm"><svg:title>Dokumenttitel</svg:title><text:p text:style-name="MP1"><text:span text:style-name="MT1">Übungsaufgaben</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Übungsaufgaben</dc:title>
    <meta:initial-creator>Felix Gross</meta:initial-creator>
    <dc:creator>Janina Hellbrück</dc:creator>
    <meta:editing-cycles>17</meta:editing-cycles>
    <meta:print-date>2020-07-27T07:26:00</meta:print-date>
    <meta:creation-date>2020-07-27T07:18:00</meta:creation-date>
    <dc:date>2020-07-27T11:53:00</dc:date>
    <meta:editing-duration>P0D</meta:editing-duration>
    <meta:generator>LibreOffice/6.3.6.2$Linux_X86_64 LibreOffice_project/30$Build-2</meta:generator>
    <meta:document-statistic meta:table-count="0" meta:image-count="0" meta:object-count="0" meta:page-count="9" meta:paragraph-count="72" meta:word-count="2008" meta:character-count="14028" meta:non-whitespace-character-count="120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